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Predicted </text:p>
          </table:table-cell>
          <table:table-cell office:value-type="string" calcext:value-type="string">
            <text:p>Inventory purchase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Difference in Consumption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esired Invento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G2]-[.C2]-[.E2]"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table:formula="of:=[.B2]-[.E2]" office:value-type="float" office:value="109" calcext:value-type="float">
            <text:p>109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table:formula="of:=[.$J$4]*[.B2]" office:value-type="float" office:value="44" calcext:value-type="float">
            <text:p>44</text:p>
          </table:table-cell>
          <table:table-cell table:formula="of:=[.$J$5]*[.B2]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G3]-[.C3]-[.E3]"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table:formula="of:=[.B3]-[.E3]" office:value-type="float" office:value="120" calcext:value-type="float">
            <text:p>120</text:p>
          </table:table-cell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table:formula="of:=[.K2]+[.F3]" office:value-type="float" office:value="96" calcext:value-type="float">
            <text:p>96</text:p>
          </table:table-cell>
          <table:table-cell table:formula="of:=[.$J$5]*[.B3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[.$J$1])*[.G3]+[.$J$1]*[.G2]" office:value-type="float" office:value="123" calcext:value-type="float">
            <text:p>123</text:p>
          </table:table-cell>
          <table:table-cell table:formula="of:=[.$J$2]*TANH(([.G3]-[.G2])/[.$J$3])" office:value-type="float" office:value="-4.98339973124779" calcext:value-type="float">
            <text:p>-4.98339973124779</text:p>
          </table:table-cell>
          <table:table-cell table:formula="of:=([.B4]-[.B3])/([.B3]-[.B2])" office:value-type="float" office:value="0.181818181818182" calcext:value-type="float">
            <text:p>0.181818181818182</text:p>
          </table:table-cell>
          <table:table-cell table:formula="of:=[.B3]+[.D3]*([.B3]-[.B2])" office:value-type="float" office:value="126.5" calcext:value-type="float">
            <text:p>126.5</text:p>
          </table:table-cell>
          <table:table-cell table:formula="of:=[.G4]-[.C4]-[.E4]" office:value-type="float" office:value="8.4833997312478" calcext:value-type="float">
            <text:p>8.4833997312478</text:p>
          </table:table-cell>
          <table:table-cell office:value-type="float" office:value="130" calcext:value-type="float">
            <text:p>130</text:p>
          </table:table-cell>
          <table:table-cell table:formula="of:=[.B4]-[.E4]" office:value-type="float" office:value="-3.5" calcext:value-type="float">
            <text:p>-3.5</text:p>
          </table:table-cell>
          <table:table-cell office:value-type="string" calcext:value-type="string">
            <text:p>k</text:p>
          </table:table-cell>
          <table:table-cell office:value-type="float" office:value="0.4" calcext:value-type="float">
            <text:p>0.4</text:p>
          </table:table-cell>
          <table:table-cell table:formula="of:=[.K3]+[.F4]" office:value-type="float" office:value="104.483399731248" calcext:value-type="float">
            <text:p>104.483399731248</text:p>
          </table:table-cell>
          <table:table-cell table:formula="of:=[.$J$5]*[.B4]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[.$J$1])*[.G4]+[.$J$1]*[.G3]" office:value-type="float" office:value="127" calcext:value-type="float">
            <text:p>127</text:p>
          </table:table-cell>
          <table:table-cell table:formula="of:=[.$J$2]*TANH(([.G4]-[.G3])/[.$J$3])" office:value-type="float" office:value="4.98339973124779" calcext:value-type="float">
            <text:p>4.98339973124779</text:p>
          </table:table-cell>
          <table:table-cell table:formula="of:=([.B5]-[.B4])/([.B4]-[.B3])" office:value-type="float" office:value="2" calcext:value-type="float">
            <text:p>2</text:p>
          </table:table-cell>
          <table:table-cell table:formula="of:=[.B4]+[.D4]*([.B4]-[.B3])" office:value-type="float" office:value="123.363636363636" calcext:value-type="float">
            <text:p>123.363636363636</text:p>
          </table:table-cell>
          <table:table-cell table:formula="of:=[.G5]-[.C5]-[.E5]" office:value-type="float" office:value="11.6529639051158" calcext:value-type="float">
            <text:p>11.6529639051158</text:p>
          </table:table-cell>
          <table:table-cell office:value-type="float" office:value="140" calcext:value-type="float">
            <text:p>140</text:p>
          </table:table-cell>
          <table:table-cell table:formula="of:=[.B5]-[.E5]" office:value-type="float" office:value="3.63636363636364" calcext:value-type="float">
            <text:p>3.636363636363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4]+[.F5]" office:value-type="float" office:value="116.136363636364" calcext:value-type="float">
            <text:p>116.136363636364</text:p>
          </table:table-cell>
          <table:table-cell table:formula="of:=[.$J$5]*[.B5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[.$J$1])*[.G5]+[.$J$1]*[.G4]" office:value-type="float" office:value="137" calcext:value-type="float">
            <text:p>137</text:p>
          </table:table-cell>
          <table:table-cell table:formula="of:=[.$J$2]*TANH(([.G5]-[.G4])/[.$J$3])" office:value-type="float" office:value="4.98339973124779" calcext:value-type="float">
            <text:p>4.98339973124779</text:p>
          </table:table-cell>
          <table:table-cell table:formula="of:=([.B6]-[.B5])/([.B5]-[.B4])" office:value-type="float" office:value="2.5" calcext:value-type="float">
            <text:p>2.5</text:p>
          </table:table-cell>
          <table:table-cell table:formula="of:=[.B5]+[.D5]*([.B5]-[.B4])" office:value-type="float" office:value="135" calcext:value-type="float">
            <text:p>135</text:p>
          </table:table-cell>
          <table:table-cell table:formula="of:=[.$J$4]*[.E6]-[.$J$4]*[.E5]-([.B5]-[.E5])" office:value-type="float" office:value="1.01818181818182" calcext:value-type="float">
            <text:p>1.01818181818182</text:p>
          </table:table-cell>
          <table:table-cell table:formula="of:=[.F6]+[.E6]+[.C6]" office:value-type="float" office:value="141.00158154943" calcext:value-type="float">
            <text:p>141.00158154943</text:p>
          </table:table-cell>
          <table:table-cell table:formula="of:=[.B6]-[.E6]" office:value-type="float" office:value="2" calcext:value-type="float">
            <text:p>2</text:p>
          </table:table-cell>
          <table:table-cell table:number-columns-repeated="2"/>
          <table:table-cell table:formula="of:=[.K5]+[.F6]" office:value-type="float" office:value="117.154545454545" calcext:value-type="float">
            <text:p>117.154545454545</text:p>
          </table:table-cell>
          <table:table-cell table:formula="of:=[.$J$5]*[.B6]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-[.$J$1])*[.G6]+[.$J$1]*[.G5]" office:value-type="float" office:value="140.701107084601" calcext:value-type="float">
            <text:p>140.701107084601</text:p>
          </table:table-cell>
          <table:table-cell table:formula="of:=[.$J$2]*TANH(([.G6]-[.G5])/[.$J$3])" office:value-type="float" office:value="0.50077402951746" calcext:value-type="float">
            <text:p>0.50077402951746</text:p>
          </table:table-cell>
          <table:table-cell table:formula="of:=([.B7]-[.B6])/([.B6]-[.B5])" office:value-type="float" office:value="0.370110708460072" calcext:value-type="float">
            <text:p>0.370110708460072</text:p>
          </table:table-cell>
          <table:table-cell table:formula="of:=[.B6]+[.D6]*([.B6]-[.B5])" office:value-type="float" office:value="162" calcext:value-type="float">
            <text:p>162</text:p>
          </table:table-cell>
          <table:table-cell table:formula="of:=[.$J$4]*[.E7]-[.$J$4]*[.E6]-([.B6]-[.E6])" office:value-type="float" office:value="8.8" calcext:value-type="float">
            <text:p>8.8</text:p>
          </table:table-cell>
          <table:table-cell table:formula="of:=[.F7]+[.E7]+[.C7]" office:value-type="float" office:value="171.300774029517" calcext:value-type="float">
            <text:p>171.300774029517</text:p>
          </table:table-cell>
          <table:table-cell table:formula="of:=[.B7]-[.E7]" office:value-type="float" office:value="-21.2988929153993" calcext:value-type="float">
            <text:p>-21.2988929153993</text:p>
          </table:table-cell>
          <table:table-cell table:number-columns-repeated="2"/>
          <table:table-cell table:formula="of:=[.K6]+[.F7]" office:value-type="float" office:value="125.954545454545" calcext:value-type="float">
            <text:p>125.954545454545</text:p>
          </table:table-cell>
          <table:table-cell table:formula="of:=[.$J$5]*[.B7]" office:value-type="float" office:value="562.804428338403" calcext:value-type="float">
            <text:p>562.804428338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[.$J$1])*[.G7]+[.$J$1]*[.G6]" office:value-type="float" office:value="162.211016285491" calcext:value-type="float">
            <text:p>162.211016285491</text:p>
          </table:table-cell>
          <table:table-cell table:formula="of:=[.$J$2]*TANH(([.G7]-[.G6])/[.$J$3])" office:value-type="float" office:value="14.7024120463601" calcext:value-type="float">
            <text:p>14.7024120463601</text:p>
          </table:table-cell>
          <table:table-cell table:formula="of:=([.B8]-[.B7])/([.B7]-[.B6])" office:value-type="float" office:value="5.81175002754909" calcext:value-type="float">
            <text:p>5.81175002754909</text:p>
          </table:table-cell>
          <table:table-cell table:formula="of:=[.B7]+[.D7]*([.B7]-[.B6])" office:value-type="float" office:value="142.070926449769" calcext:value-type="float">
            <text:p>142.070926449769</text:p>
          </table:table-cell>
          <table:table-cell table:formula="of:=[.$J$4]*[.E8]-[.$J$4]*[.E7]-([.B7]-[.E7])" office:value-type="float" office:value="13.3272634953068" calcext:value-type="float">
            <text:p>13.3272634953068</text:p>
          </table:table-cell>
          <table:table-cell table:formula="of:=[.F8]+[.E8]+[.C8]" office:value-type="float" office:value="170.100601991436" calcext:value-type="float">
            <text:p>170.100601991436</text:p>
          </table:table-cell>
          <table:table-cell table:formula="of:=[.B8]-[.E8]" office:value-type="float" office:value="20.1400898357222" calcext:value-type="float">
            <text:p>20.1400898357222</text:p>
          </table:table-cell>
          <table:table-cell table:number-columns-repeated="2"/>
          <table:table-cell table:formula="of:=[.K7]+[.F8]" office:value-type="float" office:value="139.281808949852" calcext:value-type="float">
            <text:p>139.281808949852</text:p>
          </table:table-cell>
          <table:table-cell table:formula="of:=[.$J$5]*[.B8]" office:value-type="float" office:value="648.844065141964" calcext:value-type="float">
            <text:p>648.844065141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-[.$J$1])*[.G8]+[.$J$1]*[.G7]" office:value-type="float" office:value="170.46065360286" calcext:value-type="float">
            <text:p>170.46065360286</text:p>
          </table:table-cell>
          <table:table-cell table:formula="of:=[.$J$2]*TANH(([.G8]-[.G7])/[.$J$3])" office:value-type="float" office:value="-0.6000572083123" calcext:value-type="float">
            <text:p>-0.6000572083123</text:p>
          </table:table-cell>
          <table:table-cell table:formula="of:=([.B9]-[.B8])/([.B8]-[.B7])" office:value-type="float" office:value="0.383527296202054" calcext:value-type="float">
            <text:p>0.383527296202054</text:p>
          </table:table-cell>
          <table:table-cell table:formula="of:=[.B8]+[.D8]*([.B8]-[.B7])" office:value-type="float" office:value="287.221231676344" calcext:value-type="float">
            <text:p>287.221231676344</text:p>
          </table:table-cell>
          <table:table-cell table:formula="of:=[.$J$4]*[.E9]-[.$J$4]*[.E8]-([.B8]-[.E8])" office:value-type="float" office:value="37.9200322549079" calcext:value-type="float">
            <text:p>37.9200322549079</text:p>
          </table:table-cell>
          <table:table-cell table:formula="of:=[.F9]+[.E9]+[.C9]" office:value-type="float" office:value="324.54120672294" calcext:value-type="float">
            <text:p>324.54120672294</text:p>
          </table:table-cell>
          <table:table-cell table:formula="of:=[.B9]-[.E9]" office:value-type="float" office:value="-116.760578073484" calcext:value-type="float">
            <text:p>-116.760578073484</text:p>
          </table:table-cell>
          <table:table-cell table:number-columns-repeated="2"/>
          <table:table-cell table:formula="of:=[.K8]+[.F9]" office:value-type="float" office:value="177.20184120476" calcext:value-type="float">
            <text:p>177.20184120476</text:p>
          </table:table-cell>
          <table:table-cell table:formula="of:=[.$J$5]*[.B9]" office:value-type="float" office:value="681.842614411441" calcext:value-type="float">
            <text:p>681.842614411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-[.$J$1])*[.G9]+[.$J$1]*[.G8]" office:value-type="float" office:value="278.209025303489" calcext:value-type="float">
            <text:p>278.209025303489</text:p>
          </table:table-cell>
          <table:table-cell table:formula="of:=[.$J$2]*TANH(([.G9]-[.G8])/[.$J$3])" office:value-type="float" office:value="45.6428888688384" calcext:value-type="float">
            <text:p>45.6428888688384</text:p>
          </table:table-cell>
          <table:table-cell table:formula="of:=([.B10]-[.B9])/([.B9]-[.B8])" office:value-type="float" office:value="13.0609828717888" calcext:value-type="float">
            <text:p>13.0609828717888</text:p>
          </table:table-cell>
          <table:table-cell table:formula="of:=[.B9]+[.D9]*([.B9]-[.B8])" office:value-type="float" office:value="173.624614697838" calcext:value-type="float">
            <text:p>173.624614697838</text:p>
          </table:table-cell>
          <table:table-cell table:formula="of:=[.$J$4]*[.E10]-[.$J$4]*[.E9]-([.B9]-[.E9])" office:value-type="float" office:value="71.3219312820816" calcext:value-type="float">
            <text:p>71.3219312820816</text:p>
          </table:table-cell>
          <table:table-cell table:formula="of:=[.F10]+[.E10]+[.C10]" office:value-type="float" office:value="290.589434848758" calcext:value-type="float">
            <text:p>290.589434848758</text:p>
          </table:table-cell>
          <table:table-cell table:formula="of:=[.B10]-[.E10]" office:value-type="float" office:value="104.58441060565" calcext:value-type="float">
            <text:p>104.58441060565</text:p>
          </table:table-cell>
          <table:table-cell table:number-columns-repeated="2"/>
          <table:table-cell table:formula="of:=[.K9]+[.F10]" office:value-type="float" office:value="248.523772486842" calcext:value-type="float">
            <text:p>248.523772486842</text:p>
          </table:table-cell>
          <table:table-cell table:formula="of:=[.$J$5]*[.B10]" office:value-type="float" office:value="1112.83610121395" calcext:value-type="float">
            <text:p>1112.83610121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-[.$J$1])*[.G10]+[.$J$1]*[.G9]" office:value-type="float" office:value="300.774966411013" calcext:value-type="float">
            <text:p>300.774966411013</text:p>
          </table:table-cell>
          <table:table-cell table:formula="of:=[.$J$2]*TANH(([.G10]-[.G9])/[.$J$3])" office:value-type="float" office:value="-16.3523383055319" calcext:value-type="float">
            <text:p>-16.3523383055319</text:p>
          </table:table-cell>
          <table:table-cell table:formula="of:=([.B11]-[.B10])/([.B10]-[.B9])" office:value-type="float" office:value="0.209431852670797" calcext:value-type="float">
            <text:p>0.209431852670797</text:p>
          </table:table-cell>
          <table:table-cell table:formula="of:=[.B10]+[.D10]*([.B10]-[.B9])" office:value-type="float" office:value="1685.50866254852" calcext:value-type="float">
            <text:p>1685.50866254852</text:p>
          </table:table-cell>
          <table:table-cell table:formula="of:=[.$J$4]*[.E11]-[.$J$4]*[.E10]-([.B10]-[.E10])" office:value-type="float" office:value="500.169208534624" calcext:value-type="float">
            <text:p>500.169208534624</text:p>
          </table:table-cell>
          <table:table-cell table:formula="of:=[.F11]+[.E11]+[.C11]" office:value-type="float" office:value="2169.32553277762" calcext:value-type="float">
            <text:p>2169.32553277762</text:p>
          </table:table-cell>
          <table:table-cell table:formula="of:=[.B11]-[.E11]" office:value-type="float" office:value="-1384.73369613751" calcext:value-type="float">
            <text:p>-1384.73369613751</text:p>
          </table:table-cell>
          <table:table-cell table:number-columns-repeated="2"/>
          <table:table-cell table:formula="of:=[.K10]+[.F11]" office:value-type="float" office:value="748.692981021466" calcext:value-type="float">
            <text:p>748.692981021466</text:p>
          </table:table-cell>
          <table:table-cell table:formula="of:=[.$J$5]*[.B11]" office:value-type="float" office:value="1203.09986564405" calcext:value-type="float">
            <text:p>1203.09986564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-[.$J$1])*[.G11]+[.$J$1]*[.G10]" office:value-type="float" office:value="1605.70470339896" calcext:value-type="float">
            <text:p>1605.70470339896</text:p>
          </table:table-cell>
          <table:table-cell table:formula="of:=[.$J$2]*TANH(([.G11]-[.G10])/[.$J$3])" office:value-type="float" office:value="50" calcext:value-type="float">
            <text:p>50</text:p>
          </table:table-cell>
          <table:table-cell table:formula="of:=([.B12]-[.B11])/([.B11]-[.B10])" office:value-type="float" office:value="57.8274015149688" calcext:value-type="float">
            <text:p>57.8274015149688</text:p>
          </table:table-cell>
          <table:table-cell table:formula="of:=[.B11]+[.D11]*([.B11]-[.B10])" office:value-type="float" office:value="305.500993264422" calcext:value-type="float">
            <text:p>305.500993264422</text:p>
          </table:table-cell>
          <table:table-cell table:formula="of:=[.$J$4]*[.E12]-[.$J$4]*[.E11]-([.B11]-[.E11])" office:value-type="float" office:value="832.73062842387" calcext:value-type="float">
            <text:p>832.73062842387</text:p>
          </table:table-cell>
          <table:table-cell table:formula="of:=[.F12]+[.E12]+[.C12]" office:value-type="float" office:value="1188.23162168829" calcext:value-type="float">
            <text:p>1188.23162168829</text:p>
          </table:table-cell>
          <table:table-cell table:formula="of:=[.B12]-[.E12]" office:value-type="float" office:value="1300.20371013454" calcext:value-type="float">
            <text:p>1300.20371013454</text:p>
          </table:table-cell>
          <table:table-cell table:number-columns-repeated="2"/>
          <table:table-cell table:formula="of:=[.K11]+[.F12]" office:value-type="float" office:value="1581.42360944534" calcext:value-type="float">
            <text:p>1581.42360944534</text:p>
          </table:table-cell>
          <table:table-cell table:formula="of:=[.$J$5]*[.B12]" office:value-type="float" office:value="6422.81881359584" calcext:value-type="float">
            <text:p>6422.81881359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-[.$J$1])*[.G12]+[.$J$1]*[.G11]" office:value-type="float" office:value="1482.55979501509" calcext:value-type="float">
            <text:p>1482.55979501509</text:p>
          </table:table-cell>
          <table:table-cell table:formula="of:=[.$J$2]*TANH(([.G12]-[.G11])/[.$J$3])" office:value-type="float" office:value="-49.9999996991662" calcext:value-type="float">
            <text:p>-49.9999996991662</text:p>
          </table:table-cell>
          <table:table-cell table:formula="of:=([.B13]-[.B12])/([.B12]-[.B11])" office:value-type="float" office:value="-0.0943689954281479" calcext:value-type="float">
            <text:p>-0.094368995428148</text:p>
          </table:table-cell>
          <table:table-cell table:formula="of:=[.B12]+[.D12]*([.B12]-[.B11])" office:value-type="float" office:value="77066.4005530235" calcext:value-type="float">
            <text:p>77066.4005530235</text:p>
          </table:table-cell>
          <table:table-cell table:formula="of:=[.$J$4]*[.E13]-[.$J$4]*[.E12]-([.B12]-[.E12])" office:value-type="float" office:value="29404.1561137691" calcext:value-type="float">
            <text:p>29404.1561137691</text:p>
          </table:table-cell>
          <table:table-cell table:formula="of:=[.F13]+[.E13]+[.C13]" office:value-type="float" office:value="106420.556667093" calcext:value-type="float">
            <text:p>106420.556667093</text:p>
          </table:table-cell>
          <table:table-cell table:formula="of:=[.B13]-[.E13]" office:value-type="float" office:value="-75583.8407580085" calcext:value-type="float">
            <text:p>-75583.8407580085</text:p>
          </table:table-cell>
          <table:table-cell table:number-columns-repeated="2"/>
          <table:table-cell table:formula="of:=[.K12]+[.F13]" office:value-type="float" office:value="30985.5797232144" calcext:value-type="float">
            <text:p>30985.5797232144</text:p>
          </table:table-cell>
          <table:table-cell table:formula="of:=[.$J$5]*[.B13]" office:value-type="float" office:value="5930.23918006036" calcext:value-type="float">
            <text:p>5930.23918006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-[.$J$1])*[.G13]+[.$J$1]*[.G12]" office:value-type="float" office:value="74850.8591534719" calcext:value-type="float">
            <text:p>74850.8591534719</text:p>
          </table:table-cell>
          <table:table-cell table:formula="of:=[.$J$2]*TANH(([.G13]-[.G12])/[.$J$3])" office:value-type="float" office:value="50" calcext:value-type="float">
            <text:p>50</text:p>
          </table:table-cell>
          <table:table-cell table:formula="of:=([.B14]-[.B13])/([.B13]-[.B12])" office:value-type="float" office:value="-595.788330360779" calcext:value-type="float">
            <text:p>-595.788330360779</text:p>
          </table:table-cell>
          <table:table-cell table:formula="of:=[.B13]+[.D13]*([.B13]-[.B12])" office:value-type="float" office:value="1494.18085631137" calcext:value-type="float">
            <text:p>1494.18085631137</text:p>
          </table:table-cell>
          <table:table-cell table:formula="of:=[.$J$4]*[.E14]-[.$J$4]*[.E13]-([.B13]-[.E13])" office:value-type="float" office:value="45354.9528793236" calcext:value-type="float">
            <text:p>45354.9528793236</text:p>
          </table:table-cell>
          <table:table-cell table:formula="of:=[.F14]+[.E14]+[.C14]" office:value-type="float" office:value="46899.1337356349" calcext:value-type="float">
            <text:p>46899.1337356349</text:p>
          </table:table-cell>
          <table:table-cell table:formula="of:=[.B14]-[.E14]" office:value-type="float" office:value="73356.6782971605" calcext:value-type="float">
            <text:p>73356.6782971605</text:p>
          </table:table-cell>
          <table:table-cell table:number-columns-repeated="2"/>
          <table:table-cell table:formula="of:=[.K13]+[.F14]" office:value-type="float" office:value="76340.532602538" calcext:value-type="float">
            <text:p>76340.532602538</text:p>
          </table:table-cell>
          <table:table-cell table:formula="of:=[.$J$5]*[.B14]" office:value-type="float" office:value="299403.436613888" calcext:value-type="float">
            <text:p>299403.4366138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-[.$J$1])*[.G14]+[.$J$1]*[.G13]" office:value-type="float" office:value="64755.5606150725" calcext:value-type="float">
            <text:p>64755.5606150725</text:p>
          </table:table-cell>
          <table:table-cell table:formula="of:=[.$J$2]*TANH(([.G14]-[.G13])/[.$J$3])" office:value-type="float" office:value="-50" calcext:value-type="float">
            <text:p>-50</text:p>
          </table:table-cell>
          <table:table-cell table:formula="of:=([.B15]-[.B14])/([.B14]-[.B13])" office:value-type="float" office:value="-0.137597554075454" calcext:value-type="float">
            <text:p>-0.137597554075454</text:p>
          </table:table-cell>
          <table:table-cell table:formula="of:=[.B14]+[.D14]*([.B14]-[.B13])" office:value-type="float" office:value="-43637125.7170313" calcext:value-type="float">
            <text:p>-43637125.7170313</text:p>
          </table:table-cell>
          <table:table-cell table:formula="of:=[.$J$4]*[.E15]-[.$J$4]*[.E14]-([.B14]-[.E14])" office:value-type="float" office:value="-17528804.6374522" calcext:value-type="float">
            <text:p>-17528804.6374522</text:p>
          </table:table-cell>
          <table:table-cell table:formula="of:=[.F15]+[.E15]+[.C15]" office:value-type="float" office:value="-61165980.3544835" calcext:value-type="float">
            <text:p>-61165980.3544835</text:p>
          </table:table-cell>
          <table:table-cell table:formula="of:=[.B15]-[.E15]" office:value-type="float" office:value="43701881.2776464" calcext:value-type="float">
            <text:p>43701881.2776464</text:p>
          </table:table-cell>
          <table:table-cell table:number-columns-repeated="2"/>
          <table:table-cell table:formula="of:=[.K14]+[.F15]" office:value-type="float" office:value="-17452464.1048497" calcext:value-type="float">
            <text:p>-17452464.1048497</text:p>
          </table:table-cell>
          <table:table-cell table:formula="of:=[.$J$5]*[.B15]" office:value-type="float" office:value="259022.24246029" calcext:value-type="float">
            <text:p>259022.242460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-[.$J$1])*[.G15]+[.$J$1]*[.G14]" office:value-type="float" office:value="-42802116.5080178" calcext:value-type="float">
            <text:p>-42802116.5080178</text:p>
          </table:table-cell>
          <table:table-cell table:formula="of:=[.$J$2]*TANH(([.G15]-[.G14])/[.$J$3])" office:value-type="float" office:value="-50" calcext:value-type="float">
            <text:p>-50</text:p>
          </table:table-cell>
          <table:table-cell table:formula="of:=([.B16]-[.B15])/([.B15]-[.B14])" office:value-type="float" office:value="4246.22133813879" calcext:value-type="float">
            <text:p>4246.22133813879</text:p>
          </table:table-cell>
          <table:table-cell table:formula="of:=[.B15]+[.D15]*([.B15]-[.B14])" office:value-type="float" office:value="66144.6490016178" calcext:value-type="float">
            <text:p>66144.6490016178</text:p>
          </table:table-cell>
          <table:table-cell table:formula="of:=[.$J$4]*[.E16]-[.$J$4]*[.E15]-([.B15]-[.E15])" office:value-type="float" office:value="-26220573.1312332" calcext:value-type="float">
            <text:p>-26220573.1312332</text:p>
          </table:table-cell>
          <table:table-cell table:formula="of:=[.F16]+[.E16]+[.C16]" office:value-type="float" office:value="-26154478.4822316" calcext:value-type="float">
            <text:p>-26154478.4822316</text:p>
          </table:table-cell>
          <table:table-cell table:formula="of:=[.B16]-[.E16]" office:value-type="float" office:value="-42868261.1570194" calcext:value-type="float">
            <text:p>-42868261.1570194</text:p>
          </table:table-cell>
          <table:table-cell table:number-columns-repeated="2"/>
          <table:table-cell table:formula="of:=[.K15]+[.F16]" office:value-type="float" office:value="-43673037.2360829" calcext:value-type="float">
            <text:p>-43673037.2360829</text:p>
          </table:table-cell>
          <table:table-cell table:formula="of:=[.$J$5]*[.B16]" office:value-type="float" office:value="-171208466.032071" calcext:value-type="float">
            <text:p>-171208466.032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-[.$J$1])*[.G16]+[.$J$1]*[.G15]" office:value-type="float" office:value="-36657929.0439072" calcext:value-type="float">
            <text:p>-36657929.0439072</text:p>
          </table:table-cell>
          <table:table-cell table:formula="of:=[.$J$2]*TANH(([.G16]-[.G15])/[.$J$3])" office:value-type="float" office:value="50" calcext:value-type="float">
            <text:p>50</text:p>
          </table:table-cell>
          <table:table-cell table:formula="of:=([.B17]-[.B16])/([.B16]-[.B15])" office:value-type="float" office:value="-0.14333183569525" calcext:value-type="float">
            <text:p>-0.14333183569525</text:p>
          </table:table-cell>
          <table:table-cell table:formula="of:=[.B16]+[.D16]*([.B16]-[.B15])" office:value-type="float" office:value="-182065028993.602" calcext:value-type="float">
            <text:p>-182065028993.602</text:p>
          </table:table-cell>
          <table:table-cell table:formula="of:=[.$J$4]*[.E17]-[.$J$4]*[.E16]-([.B16]-[.E16])" office:value-type="float" office:value="-72783169794.1436" calcext:value-type="float">
            <text:p>-72783169794.1436</text:p>
          </table:table-cell>
          <table:table-cell table:formula="of:=[.F17]+[.E17]+[.C17]" office:value-type="float" office:value="-254848198737.746" calcext:value-type="float">
            <text:p>-254848198737.746</text:p>
          </table:table-cell>
          <table:table-cell table:formula="of:=[.B17]-[.E17]" office:value-type="float" office:value="182028371064.559" calcext:value-type="float">
            <text:p>182028371064.559</text:p>
          </table:table-cell>
          <table:table-cell table:number-columns-repeated="2"/>
          <table:table-cell table:formula="of:=[.K16]+[.F17]" office:value-type="float" office:value="-72826842831.3797" calcext:value-type="float">
            <text:p>-72826842831.3797</text:p>
          </table:table-cell>
          <table:table-cell table:formula="of:=[.$J$5]*[.B17]" office:value-type="float" office:value="-146631716.175629" calcext:value-type="float">
            <text:p>-146631716.1756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-[.$J$1])*[.G17]+[.$J$1]*[.G16]" office:value-type="float" office:value="-178401585459.967" calcext:value-type="float">
            <text:p>-178401585459.967</text:p>
          </table:table-cell>
          <table:table-cell table:formula="of:=[.$J$2]*TANH(([.G17]-[.G16])/[.$J$3])" office:value-type="float" office:value="-50" calcext:value-type="float">
            <text:p>-50</text:p>
          </table:table-cell>
          <table:table-cell table:formula="of:=([.B18]-[.B17])/([.B17]-[.B16])" office:value-type="float" office:value="-29029.8641720793" calcext:value-type="float">
            <text:p>-29029.8641720793</text:p>
          </table:table-cell>
          <table:table-cell table:formula="of:=[.B17]+[.D17]*([.B17]-[.B16])" office:value-type="float" office:value="-37538586.7119939" calcext:value-type="float">
            <text:p>-37538586.7119939</text:p>
          </table:table-cell>
          <table:table-cell table:formula="of:=[.$J$4]*[.E18]-[.$J$4]*[.E17]-([.B17]-[.E17])" office:value-type="float" office:value="-109217374901.802" calcext:value-type="float">
            <text:p>-109217374901.802</text:p>
          </table:table-cell>
          <table:table-cell table:formula="of:=[.F18]+[.E18]+[.C18]" office:value-type="float" office:value="-109254913538.514" calcext:value-type="float">
            <text:p>-109254913538.514</text:p>
          </table:table-cell>
          <table:table-cell table:formula="of:=[.B18]-[.E18]" office:value-type="float" office:value="-178364046873.255" calcext:value-type="float">
            <text:p>-178364046873.255</text:p>
          </table:table-cell>
          <table:table-cell table:number-columns-repeated="2"/>
          <table:table-cell table:formula="of:=[.K17]+[.F18]" office:value-type="float" office:value="-182044217733.182" calcext:value-type="float">
            <text:p>-182044217733.18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-[.$J$1])*[.G18]+[.$J$1]*[.G17]" office:value-type="float" office:value="-152932899098.284" calcext:value-type="float">
            <text:p>-152932899098.284</text:p>
          </table:table-cell>
          <table:table-cell table:formula="of:=[.$J$2]*TANH(([.G18]-[.G17])/[.$J$3])" office:value-type="float" office:value="50" calcext:value-type="float">
            <text:p>50</text:p>
          </table:table-cell>
          <table:table-cell table:formula="of:=([.B19]-[.B18])/([.B18]-[.B17])" office:value-type="float" office:value="-0.142789766543468" calcext:value-type="float">
            <text:p>-0.142789766543468</text:p>
          </table:table-cell>
          <table:table-cell table:formula="of:=[.B18]+[.D18]*([.B18]-[.B17])" office:value-type="float" office:value="5177731217700007" calcext:value-type="float">
            <text:p>5177731217700007</text:p>
          </table:table-cell>
          <table:table-cell table:formula="of:=[.$J$4]*[.E19]-[.$J$4]*[.E18]-([.B18]-[.E18])" office:value-type="float" office:value="2071270866142311" calcext:value-type="float">
            <text:p>2071270866142311</text:p>
          </table:table-cell>
          <table:table-cell table:formula="of:=[.F19]+[.E19]+[.C19]" office:value-type="float" office:value="7249002083842368" calcext:value-type="float">
            <text:p>7249002083842368</text:p>
          </table:table-cell>
          <table:table-cell table:formula="of:=[.B19]-[.E19]" office:value-type="float" office:value="-5177884150599105" calcext:value-type="float">
            <text:p>-5177884150599105</text:p>
          </table:table-cell>
          <table:table-cell table:number-columns-repeated="2"/>
          <table:table-cell table:formula="of:=[.K18]+[.F19]" office:value-type="float" office:value="2.07108882192458E+015" calcext:value-type="float">
            <text:p>2.07108882192458E+015</text:p>
          </table:table-cell>
          <table:table-cell table:formula="of:=[.$J$5]*[.B19]" office:value-type="float" office:value="-611731596393.136" calcext:value-type="float">
            <text:p>-611731596393.1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-[.$J$1])*[.G19]+[.$J$1]*[.G18]" office:value-type="float" office:value="5074268682215595" calcext:value-type="float">
            <text:p>5074268682215595</text:p>
          </table:table-cell>
          <table:table-cell table:formula="of:=[.$J$2]*TANH(([.G19]-[.G18])/[.$J$3])" office:value-type="float" office:value="50" calcext:value-type="float">
            <text:p>50</text:p>
          </table:table-cell>
          <table:table-cell table:formula="of:=([.B20]-[.B19])/([.B19]-[.B18])" office:value-type="float" office:value="199241.591931849" calcext:value-type="float">
            <text:p>199241.591931849</text:p>
          </table:table-cell>
          <table:table-cell table:formula="of:=[.B19]+[.D19]*([.B19]-[.B18])" office:value-type="float" office:value="-156569566878.037" calcext:value-type="float">
            <text:p>-156569566878.037</text:p>
          </table:table-cell>
          <table:table-cell table:formula="of:=[.$J$4]*[.E20]-[.$J$4]*[.E19]-([.B19]-[.E19])" office:value-type="float" office:value="3106729035692351" calcext:value-type="float">
            <text:p>3106729035692351</text:p>
          </table:table-cell>
          <table:table-cell table:formula="of:=[.F20]+[.E20]+[.C20]" office:value-type="float" office:value="3106572466125523" calcext:value-type="float">
            <text:p>3106572466125523</text:p>
          </table:table-cell>
          <table:table-cell table:formula="of:=[.B20]-[.E20]" office:value-type="float" office:value="5074425251782473" calcext:value-type="float">
            <text:p>5074425251782473</text:p>
          </table:table-cell>
          <table:table-cell table:number-columns-repeated="2"/>
          <table:table-cell table:formula="of:=[.K19]+[.F20]" office:value-type="float" office:value="5177817857616929" calcext:value-type="float">
            <text:p>5177817857616929</text:p>
          </table:table-cell>
          <table:table-cell table:formula="of:=[.$J$5]*[.B20]" office:value-type="float" office:value="2.02970747288624E+016" calcext:value-type="float">
            <text:p>2.02970747288624E+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-[.$J$1])*[.G20]+[.$J$1]*[.G19]" office:value-type="float" office:value="4349301351440577" calcext:value-type="float">
            <text:p>4349301351440577</text:p>
          </table:table-cell>
          <table:table-cell table:formula="of:=[.$J$2]*TANH(([.G20]-[.G19])/[.$J$3])" office:value-type="float" office:value="-50" calcext:value-type="float">
            <text:p>-50</text:p>
          </table:table-cell>
          <table:table-cell table:formula="of:=([.B21]-[.B20])/([.B20]-[.B19])" office:value-type="float" office:value="-0.142866987759871" calcext:value-type="float">
            <text:p>-0.142866987759871</text:p>
          </table:table-cell>
          <table:table-cell table:formula="of:=[.B20]+[.D20]*([.B20]-[.B19])" office:value-type="float" office:value="1.01104091499752E+021" calcext:value-type="float">
            <text:p>1.01104091499752E+021</text:p>
          </table:table-cell>
          <table:table-cell table:formula="of:=[.$J$4]*[.E21]-[.$J$4]*[.E20]-([.B20]-[.E20])" office:value-type="float" office:value="4.04411291636383E+020" calcext:value-type="float">
            <text:p>4.04411291636383E+020</text:p>
          </table:table-cell>
          <table:table-cell table:formula="of:=[.F21]+[.E21]+[.C21]" office:value-type="float" office:value="1.4154522066339E+021" calcext:value-type="float">
            <text:p>1.4154522066339E+021</text:p>
          </table:table-cell>
          <table:table-cell table:formula="of:=[.B21]-[.E21]" office:value-type="float" office:value="-1.01103656569617E+021" calcext:value-type="float">
            <text:p>-1.01103656569617E+021</text:p>
          </table:table-cell>
          <table:table-cell table:number-columns-repeated="2"/>
          <table:table-cell table:formula="of:=[.K20]+[.F21]" office:value-type="float" office:value="4.04416469454241E+020" calcext:value-type="float">
            <text:p>4.04416469454241E+020</text:p>
          </table:table-cell>
          <table:table-cell table:formula="of:=[.$J$5]*[.B21]" office:value-type="float" office:value="1.73972054057623E+016" calcext:value-type="float">
            <text:p>1.73972054057623E+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-[.$J$1])*[.G21]+[.$J$1]*[.G20]" office:value-type="float" office:value="9.9081747661547E+020" calcext:value-type="float">
            <text:p>9.9081747661547E+020</text:p>
          </table:table-cell>
          <table:table-cell table:formula="of:=[.$J$2]*TANH(([.G21]-[.G20])/[.$J$3])" office:value-type="float" office:value="50" calcext:value-type="float">
            <text:p>50</text:p>
          </table:table-cell>
          <table:table-cell table:formula="of:=([.B22]-[.B21])/([.B21]-[.B20])" office:value-type="float" office:value="-1366700.38118118" calcext:value-type="float">
            <text:p>-1366700.38118118</text:p>
          </table:table-cell>
          <table:table-cell table:formula="of:=[.B21]+[.D21]*([.B21]-[.B20])" office:value-type="float" office:value="4452875250212718" calcext:value-type="float">
            <text:p>4452875250212718</text:p>
          </table:table-cell>
          <table:table-cell table:formula="of:=[.$J$4]*[.E22]-[.$J$4]*[.E21]-([.B21]-[.E21])" office:value-type="float" office:value="6.06621980847259E+020" calcext:value-type="float">
            <text:p>6.06621980847259E+020</text:p>
          </table:table-cell>
          <table:table-cell table:formula="of:=[.F22]+[.E22]+[.C22]" office:value-type="float" office:value="6.06626433722509E+020" calcext:value-type="float">
            <text:p>6.06626433722509E+020</text:p>
          </table:table-cell>
          <table:table-cell table:formula="of:=[.B22]-[.E22]" office:value-type="float" office:value="9.9081302374022E+020" calcext:value-type="float">
            <text:p>9.9081302374022E+020</text:p>
          </table:table-cell>
          <table:table-cell table:number-columns-repeated="2"/>
          <table:table-cell table:formula="of:=[.K21]+[.F22]" office:value-type="float" office:value="1.0110384503015E+021" calcext:value-type="float">
            <text:p>1.0110384503015E+021</text:p>
          </table:table-cell>
          <table:table-cell table:formula="of:=[.$J$5]*[.B22]" office:value-type="float" office:value="3.96326990646188E+021" calcext:value-type="float">
            <text:p>3.96326990646188E+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-[.$J$1])*[.G22]+[.$J$1]*[.G21]" office:value-type="float" office:value="8.49274165595927E+020" calcext:value-type="float">
            <text:p>8.49274165595927E+020</text:p>
          </table:table-cell>
          <table:table-cell table:formula="of:=[.$J$2]*TANH(([.G22]-[.G21])/[.$J$3])" office:value-type="float" office:value="-50" calcext:value-type="float">
            <text:p>-50</text:p>
          </table:table-cell>
          <table:table-cell table:formula="of:=([.B23]-[.B22])/([.B22]-[.B21])" office:value-type="float" office:value="-0.142855708223444" calcext:value-type="float">
            <text:p>-0.142855708223444</text:p>
          </table:table-cell>
          <table:table-cell table:formula="of:=[.B22]+[.D22]*([.B22]-[.B21])" office:value-type="float" office:value="-1.35414368796205E+027" calcext:value-type="float">
            <text:p>-1.35414368796205E+027</text:p>
          </table:table-cell>
          <table:table-cell table:formula="of:=[.$J$4]*[.E23]-[.$J$4]*[.E22]-([.B22]-[.E22])" office:value-type="float" office:value="-5.41658465999623E+026" calcext:value-type="float">
            <text:p>-5.41658465999623E+026</text:p>
          </table:table-cell>
          <table:table-cell table:formula="of:=[.F23]+[.E23]+[.C23]" office:value-type="float" office:value="-1.89580215396167E+027" calcext:value-type="float">
            <text:p>-1.89580215396167E+027</text:p>
          </table:table-cell>
          <table:table-cell table:formula="of:=[.B23]-[.E23]" office:value-type="float" office:value="1.35414453723621E+027" calcext:value-type="float">
            <text:p>1.35414453723621E+027</text:p>
          </table:table-cell>
          <table:table-cell table:number-columns-repeated="2"/>
          <table:table-cell table:formula="of:=[.K22]+[.F23]" office:value-type="float" office:value="-5.41657454961173E+026" calcext:value-type="float">
            <text:p>-5.41657454961173E+026</text:p>
          </table:table-cell>
          <table:table-cell table:formula="of:=[.$J$5]*[.B23]" office:value-type="float" office:value="3.39709666238371E+021" calcext:value-type="float">
            <text:p>3.39709666238371E+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-[.$J$1])*[.G23]+[.$J$1]*[.G22]" office:value-type="float" office:value="-1.32706132578524E+027" calcext:value-type="float">
            <text:p>-1.32706132578524E+027</text:p>
          </table:table-cell>
          <table:table-cell table:formula="of:=[.$J$2]*TANH(([.G23]-[.G22])/[.$J$3])" office:value-type="float" office:value="-50" calcext:value-type="float">
            <text:p>-50</text:p>
          </table:table-cell>
          <table:table-cell table:formula="of:=([.B24]-[.B23])/([.B23]-[.B22])" office:value-type="float" office:value="9375661.52367434" calcext:value-type="float">
            <text:p>9375661.52367434</text:p>
          </table:table-cell>
          <table:table-cell table:formula="of:=[.B23]+[.D23]*([.B23]-[.B22])" office:value-type="float" office:value="8.69494435535915E+020" calcext:value-type="float">
            <text:p>8.69494435535915E+020</text:p>
          </table:table-cell>
          <table:table-cell table:formula="of:=[.$J$4]*[.E24]-[.$J$4]*[.E23]-([.B23]-[.E23])" office:value-type="float" office:value="-8.12486714253619E+026" calcext:value-type="float">
            <text:p>-8.12486714253619E+026</text:p>
          </table:table-cell>
          <table:table-cell table:formula="of:=[.F24]+[.E24]+[.C24]" office:value-type="float" office:value="-8.12485844759183E+026" calcext:value-type="float">
            <text:p>-8.12485844759183E+026</text:p>
          </table:table-cell>
          <table:table-cell table:formula="of:=[.B24]-[.E24]" office:value-type="float" office:value="-1.32706219527967E+027" calcext:value-type="float">
            <text:p>-1.32706219527967E+027</text:p>
          </table:table-cell>
          <table:table-cell table:number-columns-repeated="2"/>
          <table:table-cell table:formula="of:=[.K23]+[.F24]" office:value-type="float" office:value="-1.35414416921479E+027" calcext:value-type="float">
            <text:p>-1.35414416921479E+027</text:p>
          </table:table-cell>
          <table:table-cell table:formula="of:=[.$J$5]*[.B24]" office:value-type="float" office:value="-5.30824530314095E+027" calcext:value-type="float">
            <text:p>-5.30824530314095E+0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-[.$J$1])*[.G24]+[.$J$1]*[.G23]" office:value-type="float" office:value="-1.13748073751993E+027" calcext:value-type="float">
            <text:p>-1.13748073751993E+027</text:p>
          </table:table-cell>
          <table:table-cell table:formula="of:=[.$J$2]*TANH(([.G24]-[.G23])/[.$J$3])" office:value-type="float" office:value="50" calcext:value-type="float">
            <text:p>50</text:p>
          </table:table-cell>
          <table:table-cell table:formula="of:=([.B25]-[.B24])/([.B24]-[.B23])" office:value-type="float" office:value="-0.142857351997711" calcext:value-type="float">
            <text:p>-0.142857351997711</text:p>
          </table:table-cell>
          <table:table-cell table:formula="of:=[.B24]+[.D24]*([.B24]-[.B23])" office:value-type="float" office:value="-1.24420871012894E+034" calcext:value-type="float">
            <text:p>-1.24420871012894E+034</text:p>
          </table:table-cell>
          <table:table-cell table:formula="of:=[.$J$4]*[.E25]-[.$J$4]*[.E24]-([.B24]-[.E24])" office:value-type="float" office:value="-4.9768335134539E+033" calcext:value-type="float">
            <text:p>-4.9768335134539E+033</text:p>
          </table:table-cell>
          <table:table-cell table:formula="of:=[.F25]+[.E25]+[.C25]" office:value-type="float" office:value="-1.74189206147433E+034" calcext:value-type="float">
            <text:p>-1.74189206147433E+034</text:p>
          </table:table-cell>
          <table:table-cell table:formula="of:=[.B25]-[.E25]" office:value-type="float" office:value="1.24420859638086E+034" calcext:value-type="float">
            <text:p>1.24420859638086E+034</text:p>
          </table:table-cell>
          <table:table-cell table:number-columns-repeated="2"/>
          <table:table-cell table:formula="of:=[.K24]+[.F25]" office:value-type="float" office:value="-4.97683486759807E+033" calcext:value-type="float">
            <text:p>-4.97683486759807E+033</text:p>
          </table:table-cell>
          <table:table-cell table:formula="of:=[.$J$5]*[.B25]" office:value-type="float" office:value="-4.54992295007972E+027" calcext:value-type="float">
            <text:p>-4.54992295007972E+0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-[.$J$1])*[.G25]+[.$J$1]*[.G24]" office:value-type="float" office:value="-1.2193244674066E+034" calcext:value-type="float">
            <text:p>-1.2193244674066E+034</text:p>
          </table:table-cell>
          <table:table-cell table:formula="of:=[.$J$2]*TANH(([.G25]-[.G24])/[.$J$3])" office:value-type="float" office:value="-50" calcext:value-type="float">
            <text:p>-50</text:p>
          </table:table-cell>
          <table:table-cell table:formula="of:=([.B26]-[.B25])/([.B25]-[.B24])" office:value-type="float" office:value="-64316941.1391499" calcext:value-type="float">
            <text:p>-64316941.1391499</text:p>
          </table:table-cell>
          <table:table-cell table:formula="of:=[.B25]+[.D25]*([.B25]-[.B24])" office:value-type="float" office:value="-1.16456371834968E+027" calcext:value-type="float">
            <text:p>-1.16456371834968E+027</text:p>
          </table:table-cell>
          <table:table-cell table:formula="of:=[.$J$4]*[.E26]-[.$J$4]*[.E25]-([.B25]-[.E25])" office:value-type="float" office:value="-7.46525158911837E+033" calcext:value-type="float">
            <text:p>-7.46525158911837E+033</text:p>
          </table:table-cell>
          <table:table-cell table:formula="of:=[.F26]+[.E26]+[.C26]" office:value-type="float" office:value="-7.46525275368208E+033" calcext:value-type="float">
            <text:p>-7.46525275368208E+033</text:p>
          </table:table-cell>
          <table:table-cell table:formula="of:=[.B26]-[.E26]" office:value-type="float" office:value="-1.21932435095023E+034" calcext:value-type="float">
            <text:p>-1.21932435095023E+034</text:p>
          </table:table-cell>
          <table:table-cell table:number-columns-repeated="2"/>
          <table:table-cell table:formula="of:=[.K25]+[.F26]" office:value-type="float" office:value="-1.24420864567164E+034" calcext:value-type="float">
            <text:p>-1.24420864567164E+034</text:p>
          </table:table-cell>
          <table:table-cell table:formula="of:=[.$J$5]*[.B26]" office:value-type="float" office:value="-4.87729786962641E+034" calcext:value-type="float">
            <text:p>-4.87729786962641E+0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-[.$J$1])*[.G26]+[.$J$1]*[.G25]" office:value-type="float" office:value="-1.04513531120004E+034" calcext:value-type="float">
            <text:p>-1.04513531120004E+034</text:p>
          </table:table-cell>
          <table:table-cell table:formula="of:=[.$J$2]*TANH(([.G26]-[.G25])/[.$J$3])" office:value-type="float" office:value="50" calcext:value-type="float">
            <text:p>50</text:p>
          </table:table-cell>
          <table:table-cell table:formula="of:=([.B27]-[.B26])/([.B26]-[.B25])" office:value-type="float" office:value="-0.142857112370398" calcext:value-type="float">
            <text:p>-0.142857112370398</text:p>
          </table:table-cell>
          <table:table-cell table:formula="of:=[.B26]+[.D26]*([.B26]-[.B25])" office:value-type="float" office:value="7.84232114644632E+041" calcext:value-type="float">
            <text:p>7.84232114644632E+041</text:p>
          </table:table-cell>
          <table:table-cell table:formula="of:=[.$J$4]*[.E27]-[.$J$4]*[.E26]-([.B26]-[.E26])" office:value-type="float" office:value="3.13692858051097E+041" calcext:value-type="float">
            <text:p>3.13692858051097E+041</text:p>
          </table:table-cell>
          <table:table-cell table:formula="of:=[.F27]+[.E27]+[.C27]" office:value-type="float" office:value="1.09792497269573E+042" calcext:value-type="float">
            <text:p>1.09792497269573E+042</text:p>
          </table:table-cell>
          <table:table-cell table:formula="of:=[.B27]-[.E27]" office:value-type="float" office:value="-7.84232125095985E+041" calcext:value-type="float">
            <text:p>-7.84232125095985E+041</text:p>
          </table:table-cell>
          <table:table-cell table:number-columns-repeated="2"/>
          <table:table-cell table:formula="of:=[.K26]+[.F27]" office:value-type="float" office:value="3.1369284560901E+041" calcext:value-type="float">
            <text:p>3.1369284560901E+041</text:p>
          </table:table-cell>
          <table:table-cell table:formula="of:=[.$J$5]*[.B27]" office:value-type="float" office:value="-4.18054124480017E+034" calcext:value-type="float">
            <text:p>-4.18054124480017E+0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-[.$J$1])*[.G27]+[.$J$1]*[.G26]" office:value-type="float" office:value="7.68547478647434E+041" calcext:value-type="float">
            <text:p>7.68547478647434E+041</text:p>
          </table:table-cell>
          <table:table-cell table:formula="of:=[.$J$2]*TANH(([.G27]-[.G26])/[.$J$3])" office:value-type="float" office:value="50" calcext:value-type="float">
            <text:p>50</text:p>
          </table:table-cell>
          <table:table-cell table:formula="of:=([.B28]-[.B27])/([.B27]-[.B26])" office:value-type="float" office:value="441214313.127171" calcext:value-type="float">
            <text:p>441214313.127171</text:p>
          </table:table-cell>
          <table:table-cell table:formula="of:=[.B27]+[.D27]*([.B27]-[.B26])" office:value-type="float" office:value="-1.07001947106195E+034" calcext:value-type="float">
            <text:p>-1.07001947106195E+034</text:p>
          </table:table-cell>
          <table:table-cell table:formula="of:=[.$J$4]*[.E28]-[.$J$4]*[.E27]-([.B27]-[.E27])" office:value-type="float" office:value="4.70539274958054E+041" calcext:value-type="float">
            <text:p>4.70539274958054E+041</text:p>
          </table:table-cell>
          <table:table-cell table:formula="of:=[.F28]+[.E28]+[.C28]" office:value-type="float" office:value="4.7053926425786E+041" calcext:value-type="float">
            <text:p>4.7053926425786E+041</text:p>
          </table:table-cell>
          <table:table-cell table:formula="of:=[.B28]-[.E28]" office:value-type="float" office:value="7.68547489347629E+041" calcext:value-type="float">
            <text:p>7.68547489347629E+041</text:p>
          </table:table-cell>
          <table:table-cell table:number-columns-repeated="2"/>
          <table:table-cell table:formula="of:=[.K27]+[.F28]" office:value-type="float" office:value="7.84232120567064E+041" calcext:value-type="float">
            <text:p>7.84232120567064E+041</text:p>
          </table:table-cell>
          <table:table-cell table:formula="of:=[.$J$5]*[.B28]" office:value-type="float" office:value="3.07418991458974E+042" calcext:value-type="float">
            <text:p>3.07418991458974E+0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-[.$J$1])*[.G28]+[.$J$1]*[.G27]" office:value-type="float" office:value="6.5875497678922E+041" calcext:value-type="float">
            <text:p>6.5875497678922E+041</text:p>
          </table:table-cell>
          <table:table-cell table:formula="of:=[.$J$2]*TANH(([.G28]-[.G27])/[.$J$3])" office:value-type="float" office:value="-50" calcext:value-type="float">
            <text:p>-50</text:p>
          </table:table-cell>
          <table:table-cell table:formula="of:=([.B29]-[.B28])/([.B28]-[.B27])" office:value-type="float" office:value="-0.142857147301279" calcext:value-type="float">
            <text:p>-0.142857147301279</text:p>
          </table:table-cell>
          <table:table-cell table:formula="of:=[.B28]+[.D28]*([.B28]-[.B27])" office:value-type="float" office:value="3.39094153276881E+050" calcext:value-type="float">
            <text:p>3.39094153276881E+050</text:p>
          </table:table-cell>
          <table:table-cell table:formula="of:=[.$J$4]*[.E29]-[.$J$4]*[.E28]-([.B28]-[.E28])" office:value-type="float" office:value="1.35637660542205E+050" calcext:value-type="float">
            <text:p>1.35637660542205E+050</text:p>
          </table:table-cell>
          <table:table-cell table:formula="of:=[.F29]+[.E29]+[.C29]" office:value-type="float" office:value="4.74731813819086E+050" calcext:value-type="float">
            <text:p>4.74731813819086E+050</text:p>
          </table:table-cell>
          <table:table-cell table:formula="of:=[.B29]-[.E29]" office:value-type="float" office:value="-3.39094152618126E+050" calcext:value-type="float">
            <text:p>-3.39094152618126E+050</text:p>
          </table:table-cell>
          <table:table-cell table:number-columns-repeated="2"/>
          <table:table-cell table:formula="of:=[.K28]+[.F29]" office:value-type="float" office:value="1.35637661326437E+050" calcext:value-type="float">
            <text:p>1.35637661326437E+050</text:p>
          </table:table-cell>
          <table:table-cell table:formula="of:=[.$J$5]*[.B29]" office:value-type="float" office:value="2.63501990715688E+042" calcext:value-type="float">
            <text:p>2.63501990715688E+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-[.$J$1])*[.G29]+[.$J$1]*[.G28]" office:value-type="float" office:value="3.32312269814522E+050" calcext:value-type="float">
            <text:p>3.32312269814522E+050</text:p>
          </table:table-cell>
          <table:table-cell table:formula="of:=[.$J$2]*TANH(([.G29]-[.G28])/[.$J$3])" office:value-type="float" office:value="50" calcext:value-type="float">
            <text:p>50</text:p>
          </table:table-cell>
          <table:table-cell table:formula="of:=([.B30]-[.B29])/([.B29]-[.B28])" office:value-type="float" office:value="-3026730091.1397" calcext:value-type="float">
            <text:p>-3026730091.1397</text:p>
          </table:table-cell>
          <table:table-cell table:formula="of:=[.B29]+[.D29]*([.B29]-[.B28])" office:value-type="float" office:value="6.74439620399755E+041" calcext:value-type="float">
            <text:p>6.74439620399755E+041</text:p>
          </table:table-cell>
          <table:table-cell table:formula="of:=[.$J$4]*[.E30]-[.$J$4]*[.E29]-([.B29]-[.E29])" office:value-type="float" office:value="2.03456491577149E+050" calcext:value-type="float">
            <text:p>2.03456491577149E+050</text:p>
          </table:table-cell>
          <table:table-cell table:formula="of:=[.F30]+[.E30]+[.C30]" office:value-type="float" office:value="2.03456492251589E+050" calcext:value-type="float">
            <text:p>2.03456492251589E+050</text:p>
          </table:table-cell>
          <table:table-cell table:formula="of:=[.B30]-[.E30]" office:value-type="float" office:value="3.32312269140082E+050" calcext:value-type="float">
            <text:p>3.32312269140082E+050</text:p>
          </table:table-cell>
          <table:table-cell table:number-columns-repeated="2"/>
          <table:table-cell table:formula="of:=[.K29]+[.F30]" office:value-type="float" office:value="3.39094152903586E+050" calcext:value-type="float">
            <text:p>3.39094152903586E+050</text:p>
          </table:table-cell>
          <table:table-cell table:formula="of:=[.$J$5]*[.B30]" office:value-type="float" office:value="1.32924907925809E+051" calcext:value-type="float">
            <text:p>1.32924907925809E+0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-[.$J$1])*[.G30]+[.$J$1]*[.G29]" office:value-type="float" office:value="2.84839088721838E+050" calcext:value-type="float">
            <text:p>2.84839088721838E+050</text:p>
          </table:table-cell>
          <table:table-cell table:formula="of:=[.$J$2]*TANH(([.G30]-[.G29])/[.$J$3])" office:value-type="float" office:value="-50" calcext:value-type="float">
            <text:p>-50</text:p>
          </table:table-cell>
          <table:table-cell table:formula="of:=([.B31]-[.B30])/([.B30]-[.B29])" office:value-type="float" office:value="-0.14285714220931" calcext:value-type="float">
            <text:p>-0.14285714220931</text:p>
          </table:table-cell>
          <table:table-cell table:formula="of:=[.B30]+[.D30]*([.B30]-[.B29])" office:value-type="float" office:value="-1.00581954437636E+060" calcext:value-type="float">
            <text:p>-1.00581954437636E+060</text:p>
          </table:table-cell>
          <table:table-cell table:formula="of:=[.$J$4]*[.E31]-[.$J$4]*[.E30]-([.B30]-[.E30])" office:value-type="float" office:value="-4.02327818082857E+059" calcext:value-type="float">
            <text:p>-4.02327818082857E+059</text:p>
          </table:table-cell>
          <table:table-cell table:formula="of:=[.F31]+[.E31]+[.C31]" office:value-type="float" office:value="-1.40814736245922E+060" calcext:value-type="float">
            <text:p>-1.40814736245922E+060</text:p>
          </table:table-cell>
          <table:table-cell table:formula="of:=[.B31]-[.E31]" office:value-type="float" office:value="1.0058195446612E+060" calcext:value-type="float">
            <text:p>1.0058195446612E+060</text:p>
          </table:table-cell>
          <table:table-cell table:number-columns-repeated="2"/>
          <table:table-cell table:formula="of:=[.K30]+[.F31]" office:value-type="float" office:value="-4.02327817743763E+059" calcext:value-type="float">
            <text:p>-4.02327817743763E+059</text:p>
          </table:table-cell>
          <table:table-cell table:formula="of:=[.$J$5]*[.B31]" office:value-type="float" office:value="1.13935635488735E+051" calcext:value-type="float">
            <text:p>1.13935635488735E+0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-[.$J$1])*[.G31]+[.$J$1]*[.G30]" office:value-type="float" office:value="-9.85703153660417E+059" calcext:value-type="float">
            <text:p>-9.85703153660417E+059</text:p>
          </table:table-cell>
          <table:table-cell table:formula="of:=[.$J$2]*TANH(([.G31]-[.G30])/[.$J$3])" office:value-type="float" office:value="-50" calcext:value-type="float">
            <text:p>-50</text:p>
          </table:table-cell>
          <table:table-cell table:formula="of:=([.B32]-[.B31])/([.B31]-[.B30])" office:value-type="float" office:value="20763368522.131" calcext:value-type="float">
            <text:p>20763368522.131</text:p>
          </table:table-cell>
          <table:table-cell table:formula="of:=[.B31]+[.D31]*([.B31]-[.B30])" office:value-type="float" office:value="2.91620971704324E+050" calcext:value-type="float">
            <text:p>2.91620971704324E+050</text:p>
          </table:table-cell>
          <table:table-cell table:formula="of:=[.$J$4]*[.E32]-[.$J$4]*[.E31]-([.B31]-[.E31])" office:value-type="float" office:value="-6.03491726794008E+059" calcext:value-type="float">
            <text:p>-6.03491726794008E+059</text:p>
          </table:table-cell>
          <table:table-cell table:formula="of:=[.F32]+[.E32]+[.C32]" office:value-type="float" office:value="-6.03491726502387E+059" calcext:value-type="float">
            <text:p>-6.03491726502387E+059</text:p>
          </table:table-cell>
          <table:table-cell table:formula="of:=[.B32]-[.E32]" office:value-type="float" office:value="-9.85703153952037E+059" calcext:value-type="float">
            <text:p>-9.85703153952037E+059</text:p>
          </table:table-cell>
          <table:table-cell table:number-columns-repeated="2"/>
          <table:table-cell table:formula="of:=[.K31]+[.F32]" office:value-type="float" office:value="-1.00581954453777E+060" calcext:value-type="float">
            <text:p>-1.00581954453777E+060</text:p>
          </table:table-cell>
          <table:table-cell table:formula="of:=[.$J$5]*[.B32]" office:value-type="float" office:value="-3.94281261464167E+060" calcext:value-type="float">
            <text:p>-3.94281261464167E+0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23:15.111030333</meta:creation-date>
    <dc:date>2019-02-25T13:04:33.922881066</dc:date>
    <meta:editing-duration>PT11H49M9S</meta:editing-duration>
    <meta:editing-cycles>1</meta:editing-cycles>
    <meta:document-statistic meta:table-count="1" meta:cell-count="329" meta:object-count="0"/>
    <meta:generator>LibreOffice/6.0.7.3$Linux_X86_64 LibreOffice_project/00m0$Build-3</meta:generator>
  </office:meta>
</office:document-meta>
</file>